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0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1pt"/>
    </style:style>
    <style:style style:name="ro3" style:family="table-row">
      <style:table-row-properties fo:break-before="auto" style:row-height="22pt"/>
    </style:style>
    <style:style style:name="ce1" style:family="table-cell" style:parent-style-name="Default">
      <style:table-cell-properties style:vertical-align="middle"/>
      <style:text-properties fo:color="#000000" fo:font-size="9pt"/>
    </style:style>
    <style:style style:name="ce2" style:family="table-cell"/>
    <style:style style:name="ce3" style:family="table-cell" style:parent-style-name="Default">
      <style:table-cell-properties style:vertical-align="middle"/>
      <style:text-properties fo:font-size="7pt"/>
    </style:style>
    <style:style style:name="ce4" style:family="table-cell" style:parent-style-name="Default">
      <style:text-properties fo:font-size="7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Liberation Sans" fo:font-size="9pt"/>
    </style:style>
    <style:style style:name="ce6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Liberation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Liberation Sans" fo:font-size="9pt"/>
    </style:style>
    <style:style style:name="ce8" style:family="table-cell">
      <style:table-cell-properties fo:background-color="#ffffff" style:cell-protect="none" style:vertical-align="middle"/>
      <style:text-properties fo:color="#000000" fo:font-family="Liberation Sans" fo:font-size="9pt"/>
    </style:style>
    <style:style style:name="ce9" style:family="table-cell" style:parent-style-name="Default">
      <style:table-cell-properties style:text-align-source="fix"/>
      <style:paragraph-properties fo:text-align="center"/>
    </style:style>
    <style:style style:name="ce10" style:data-style-name="N1" style:family="table-cell">
      <style:table-cell-properties fo:background-color="#ffffff" style:cell-protect="protected" style:vertical-align="middle"/>
      <style:text-properties fo:color="#000000" fo:font-family="Liberation Sans" fo:font-size="9pt"/>
    </style:style>
    <style:style style:name="ce11" style:family="table-cell" style:parent-style-name="Default">
      <style:table-cell-properties style:text-align-source="fix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ext-properties fo:font-size="9pt"/>
    </style:style>
    <style:style style:name="ce13" style:family="table-cell">
      <style:table-cell-properties fo:background-color="#ffffff" style:cell-protect="protected" style:vertical-align="middle"/>
      <style:text-properties fo:color="#000000" fo:font-family="Liberation Sans" fo:font-size="9pt" fo:font-style="italic" fo:font-weight="bold"/>
    </style:style>
    <style:style style:name="ce14" style:family="table-cell">
      <style:table-cell-properties fo:background-color="#ffffff" style:cell-protect="none" style:vertical-align="middle"/>
      <style:text-properties fo:color="#000000" fo:font-family="Liberation Sans" fo:font-size="7pt"/>
    </style:style>
    <style:style style:name="ce15" style:family="table-cell">
      <style:table-cell-properties fo:background-color="#ffffff" style:cell-protect="protected" style:vertical-align="middle"/>
      <style:text-properties fo:color="#000000" fo:font-family="Liberation Sans" fo:font-size="7pt"/>
    </style:style>
    <style:style style:name="ce16" style:family="table-cell">
      <style:table-cell-properties fo:background-color="#ffffff" fo:wrap-option="wrap" style:cell-protect="protected" style:vertical-align="middle"/>
      <style:text-properties fo:color="#000000" fo:font-family="Liberation Sans" fo:font-size="7pt"/>
    </style:style>
    <style:style style:name="ce17" style:family="table-cell">
      <style:table-cell-properties fo:background-color="#ffffff" fo:wrap-option="wrap" style:cell-protect="none" style:vertical-align="middle"/>
      <style:text-properties fo:color="#000000" fo:font-family="Liberation Sans" fo:font-size="7pt"/>
    </style:style>
    <style:style style:name="ce18" style:family="table-cell" style:parent-style-name="Default">
      <style:table-cell-properties fo:wrap-option="wrap" style:vertical-align="middle"/>
      <style:text-properties fo:color="#000000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5">
            <text:p>icon</text:p>
          </table:table-cell>
          <table:table-cell office:value-type="string" office:string-value="coments" table:style-name="ce6">
            <text:p>coments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16x16" table:style-name="ce7">
            <text:p>16x16</text:p>
          </table:table-cell>
          <table:table-cell office:value-type="string" office:string-value="22x22" table:style-name="ce7">
            <text:p>22x22</text:p>
          </table:table-cell>
          <table:table-cell office:value-type="string" office:string-value="32x32" table:style-name="ce7">
            <text:p>32x32</text:p>
          </table:table-cell>
          <table:table-cell office:value-type="string" office:string-value="location" table:style-name="ce7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2">
            <text:p>/align-horizontal-righ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52552552552553" table:style-name="ce10" table:formula="=SUM([.H2]:[.H108])/(111*3)">
            <text:p>55,26 %</text:p>
          </table:table-cell>
          <table:table-cell office:value-type="string" office:string-value="done" table:style-name="ce8">
            <text:p>done</text:p>
          </table:table-cell>
        </table:table-row>
        <table:table-row table:style-name="ro1">
          <table:table-cell office:value-type="string" office:string-value="./align-horizontal-center.png" table:style-name="ce2">
            <text:p>./align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2">
            <text:p>./align-horizontal-lef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2">
            <text:p>./align-horizontal-lef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2">
            <text:p>./align-horizontal-righ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2">
            <text:p>./align-vertical-bott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2">
            <text:p>./align-vertical-bott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2">
            <text:p>./align-vertical-cente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2">
            <text:p>./align-vertical-top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2">
            <text:p>./align-vertical-to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2">
            <text:p>./check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2]=&quot;x&quot;;1;0)+IF([.E12]=&quot;x&quot;;1;0)+IF([.F12]=&quot;x&quot;;1;0)">
            <text:p>1</text:p>
          </table:table-cell>
          <table:table-cell/>
        </table:table-row>
        <table:table-row table:style-name="ro1">
          <table:table-cell office:value-type="string" office:string-value="./close.png" table:style-name="ce2">
            <text:p>./close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2">
            <text:p>./color-pick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2">
            <text:p>./combo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2">
            <text:p>./distribute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2">
            <text:p>./distribute-horizont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2">
            <text:p>./distribute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2">
            <text:p>./distribute-horizont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9]=&quot;x&quot;;1;0)+IF([.E19]=&quot;x&quot;;1;0)+IF([.F19]=&quot;x&quot;;1;0)">
            <text:p>1</text:p>
          </table:table-cell>
          <table:table-cell/>
        </table:table-row>
        <table:table-row>
          <table:table-cell office:value-type="string" office:string-value="./distribute-horizontal-page.png" table:style-name="ce2">
            <text:p>./distribute-horizont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0]=&quot;x&quot;;1;0)+IF([.E20]=&quot;x&quot;;1;0)+IF([.F20]=&quot;x&quot;;1;0)">
            <text:p>1</text:p>
          </table:table-cell>
          <table:table-cell/>
        </table:table-row>
        <table:table-row>
          <table:table-cell office:value-type="string" office:string-value="./distribute-horizontal-right.png" table:style-name="ce2">
            <text:p>./distribute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2">
            <text:p>./distribute-horizontal-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2]=&quot;x&quot;;1;0)+IF([.E22]=&quot;x&quot;;1;0)+IF([.F22]=&quot;x&quot;;1;0)">
            <text:p>1</text:p>
          </table:table-cell>
          <table:table-cell/>
        </table:table-row>
        <table:table-row>
          <table:table-cell office:value-type="string" office:string-value="./distribute-vertical-bottom.png" table:style-name="ce2">
            <text:p>./distribute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2">
            <text:p>./distribute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table:style-name="ce2"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2">
            <text:p>./distribute-vertic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2">
            <text:p>./distribute-vertic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11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6]=&quot;x&quot;;1;0)+IF([.E26]=&quot;x&quot;;1;0)+IF([.F26]=&quot;x&quot;;1;0)">
            <text:p>1</text:p>
          </table:table-cell>
          <table:table-cell/>
        </table:table-row>
        <table:table-row>
          <table:table-cell office:value-type="string" office:string-value="./distribute-vertical-page.png" table:style-name="ce2">
            <text:p>./distribute-vertic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11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7]=&quot;x&quot;;1;0)+IF([.E27]=&quot;x&quot;;1;0)+IF([.F27]=&quot;x&quot;;1;0)">
            <text:p>1</text:p>
          </table:table-cell>
          <table:table-cell/>
        </table:table-row>
        <table:table-row>
          <table:table-cell office:value-type="string" office:string-value="./distribute-vertical-top.png" table:style-name="ce2">
            <text:p>./distribute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table:style-name="ce2"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2">
            <text:p>./distribute-vertical-y.png</text:p>
          </table:table-cell>
          <table:table-cell/>
          <table:table-cell office:value-type="string" office:string-value="undone" table:style-name="ce7">
            <text:p>undone</text:p>
          </table:table-cell>
          <table:table-cell office:value-type="string" office:string-value="x" table:style-name="ce11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9]=&quot;x&quot;;1;0)+IF([.E29]=&quot;x&quot;;1;0)+IF([.F29]=&quot;x&quot;;1;0)">
            <text:p>1</text:p>
          </table:table-cell>
          <table:table-cell/>
        </table:table-row>
        <table:table-row table:style-name="ro1">
          <table:table-cell office:value-type="string" office:string-value="./document-new.png" table:style-name="ce2">
            <text:p>./document-new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2">
            <text:p>./document-ope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2">
            <text:p>./document-print-previ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2">
            <text:p>./document-prin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2">
            <text:p>./document-properti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2">
            <text:p>./document-save-a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2">
            <text:p>./document-sav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2">
            <text:p>./draw-arrow-back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2">
            <text:p>./draw-arrow-down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2">
            <text:p>./draw-arrow-forwar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2">
            <text:p>./draw-arrow-u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2">
            <text:p>./draw-bezier-curves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2">
            <text:p>./draw-cros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2">
            <text:p>./draw-don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2">
            <text:p>./draw-ellips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2">
            <text:p>./draw-freehand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2">
            <text:p>./draw-halfcirc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2">
            <text:p>./draw-halfcirc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2">
            <text:p>./draw-halfcirc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2">
            <text:p>./draw-halfcirc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2">
            <text:p>./draw-path.png</text:p>
          </table:table-cell>
          <table:table-cell/>
          <table:table-cell office:value-type="string" office:string-value="undone" table:style-name="ce8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2">
            <text:p>./draw-polygo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2">
            <text:p>./draw-polylin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2">
            <text:p>./draw-rect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2">
            <text:p>./draw-square-inverted-corners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2">
            <text:p>./draw-st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2">
            <text:p>./draw-tex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table:style-name="ce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2">
            <text:p>./draw-tri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2">
            <text:p>./draw-triangle1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2">
            <text:p>./draw-triangle2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2">
            <text:p>./draw-triangle3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2">
            <text:p>./draw-triangle4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2">
            <text:p>./edit-cle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2">
            <text:p>./edit-cop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2">
            <text:p>./edit-c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2">
            <text:p>./edit-delet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2">
            <text:p>./edit-find-replace.png</text:p>
          </table:table-cell>
          <table:table-cell office:value-type="string" office:string-value="have edit-find though" table:style-name="ce7">
            <text:p>have edit-find though</text:p>
          </table:table-cell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2">
            <text:p>./edit-pas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2">
            <text:p>./edit-re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2">
            <text:p>./edit-select-al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2">
            <text:p>./edit-un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2">
            <text:p>./go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2">
            <text:p>./go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2">
            <text:p>./go-fir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2">
            <text:p>./go-hom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2">
            <text:p>./go-la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2">
            <text:p>./go-n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2">
            <text:p>./go-previou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2">
            <text:p>./go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2">
            <text:p>./go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2">
            <text:p>./image-x-generic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2">
            <text:p>./insert-butto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2">
            <text:p>./insert-im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2">
            <text:p>./insert-tab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2">
            <text:p>./insert-text-fram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2">
            <text:p>./list-ad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2">
            <text:p>./list-box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2">
            <text:p>./list-remo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2">
            <text:p>./lock-unlocked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2">
            <text:p>./lock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2">
            <text:p>./measur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2">
            <text:p>./pdf-annotation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2">
            <text:p>./pointer.png</text:p>
          </table:table-cell>
          <table:table-cell/>
          <table:table-cell office:value-type="string" office:string-value="undone" table:style-name="ce8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2">
            <text:p>./preflight-verifi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 table:style-name="ro1">
          <table:table-cell office:value-type="string" office:string-value="./sample.txt" table:style-name="ce2">
            <text:p>./sample.txt</text:p>
          </table:table-cell>
          <table:table-cell/>
          <table:table-cell office:value-type="string" office:string-value="undone" table:style-name="ce8">
            <text:p>un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4]=&quot;x&quot;;1;0)+IF([.E94]=&quot;x&quot;;1;0)+IF([.F94]=&quot;x&quot;;1;0)">
            <text:p>1</text:p>
          </table:table-cell>
          <table:table-cell/>
        </table:table-row>
        <table:table-row table:style-name="ro1">
          <table:table-cell office:value-type="string" office:string-value="./scale.png" table:style-name="ce2">
            <text:p>./sca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5]=&quot;x&quot;;1;0)+IF([.E95]=&quot;x&quot;;1;0)+IF([.F95]=&quot;x&quot;;1;0)">
            <text:p>1</text:p>
          </table:table-cell>
          <table:table-cell/>
        </table:table-row>
        <table:table-row table:style-name="ro1">
          <table:table-cell office:value-type="string" office:string-value="./story-editor.png" table:style-name="ce2">
            <text:p>./story-edito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6]=&quot;x&quot;;1;0)+IF([.E96]=&quot;x&quot;;1;0)+IF([.F96]=&quot;x&quot;;1;0)">
            <text:p>1</text:p>
          </table:table-cell>
          <table:table-cell/>
        </table:table-row>
        <table:table-row>
          <table:table-cell office:value-type="string" office:string-value="./text-field.png" table:style-name="ce2">
            <text:p>./text-field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2">
            <text:p>./text-frame-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2">
            <text:p>./text-frame-un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2">
            <text:p>./transform-rota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2">
            <text:p>./transform-shear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2">
            <text:p>./transform-shear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2">
            <text:p>./transform-shear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2">
            <text:p>./transform-shear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2">
            <text:p>./zoom-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2">
            <text:p>./zoom-original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2">
            <text:p>./zo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2">
            <text:p>./zo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8">
            <text:p>page-simp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8">
            <text:p>page-2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8">
            <text:p>page-3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8">
            <text:p>page-4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  <table:table-cell/>
        </table:table-row>
        <table:table-row>
          <table:table-cell table:style-name="ce12"/>
          <table:table-cell/>
          <table:table-cell/>
          <table:table-cell table:style-name="ce2" table:number-columns-repeated="4"/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 office:value-type="string" office:string-value="freedesktop name" table:style-name="ce14">
            <text:p>freedesktop name</text:p>
          </table:table-cell>
          <table:table-cell/>
          <table:table-cell office:value-type="string" office:string-value="oxygen name" table:style-name="ce15">
            <text:p>oxygen name</text:p>
          </table:table-cell>
          <table:table-cell office:value-type="string" office:string-value="proposed name" table:style-name="ce15">
            <text:p>proposed name</text:p>
          </table:table-cell>
          <table:table-cell/>
        </table:table-row>
        <table:table-row>
          <table:table-cell office:value-type="string" office:string-value="AddNode.png" table:style-name="ce2">
            <text:p>AddNode.png</text:p>
          </table:table-cell>
          <table:table-cell table:style-name="ce4"/>
          <table:table-cell/>
        </table:table-row>
        <table:table-row>
          <table:table-cell office:value-type="string" office:string-value="above.png" table:style-name="ce2">
            <text:p>above.png</text:p>
          </table:table-cell>
          <table:table-cell table:style-name="ce4"/>
          <table:table-cell/>
        </table:table-row>
        <table:table-row>
          <table:table-cell office:value-type="string" office:string-value="acrobat.png" table:style-name="ce2">
            <text:p>acrobat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acroread.png" table:style-name="ce2">
            <text:p>acroread.png</text:p>
          </table:table-cell>
          <table:table-cell table:style-name="ce4"/>
          <table:table-cell/>
          <table:table-cell office:value-type="string" office:string-value="./apps/acroread.svg" table:style-name="ce15">
            <text:p>./apps/acroread.svg</text:p>
          </table:table-cell>
          <table:table-cell/>
        </table:table-row>
        <table:table-row>
          <table:table-cell office:value-type="string" office:string-value="AddPoint.png" table:style-name="ce2">
            <text:p>AddPoint.png</text:p>
          </table:table-cell>
          <table:table-cell table:style-name="ce4"/>
          <table:table-cell/>
        </table:table-row>
        <table:table-row>
          <table:table-cell office:value-type="string" office:string-value="alert.png" table:style-name="ce2">
            <text:p>alert.png</text:p>
          </table:table-cell>
          <table:table-cell office:value-type="string" office:string-value="./actions/dialog-warning.svg" table:style-name="ce14">
            <text:p>./actions/dialog-warning.svg</text:p>
          </table:table-cell>
          <table:table-cell/>
        </table:table-row>
        <table:table-row table:style-name="ro3">
          <table:table-cell office:value-type="string" office:string-value="AllCaps.png" table:style-name="ce2">
            <text:p>AllCaps.png</text:p>
          </table:table-cell>
          <table:table-cell table:style-name="ce4"/>
          <table:table-cell/>
          <table:table-cell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 table:style-name="ro3">
          <table:table-cell office:value-type="string" office:string-value="AllCaps.png" table:style-name="ce2">
            <text:p>AllCaps.png</text:p>
          </table:table-cell>
          <table:table-cell table:style-name="ce4"/>
          <table:table-cell/>
          <table:table-cell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>
          <table:table-cell office:value-type="string" office:string-value="AppIcon.png" table:style-name="ce2">
            <text:p>AppIcon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AppIcon2.png" table:style-name="ce2">
            <text:p>AppIcon2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below.png" table:style-name="ce2">
            <text:p>below.png</text:p>
          </table:table-cell>
          <table:table-cell table:style-name="ce4"/>
          <table:table-cell/>
          <table:table-cell/>
          <table:table-cell office:value-type="string" office:string-value="./actions/format-join-bevel.svg" table:style-name="ce15">
            <text:p>./actions/format-join-bevel.svg</text:p>
          </table:table-cell>
          <table:table-cell/>
        </table:table-row>
        <table:table-row>
          <table:table-cell office:value-type="string" office:string-value="BevelJoin.png" table:style-name="ce2">
            <text:p>BevelJoin.png</text:p>
          </table:table-cell>
          <table:table-cell table:style-name="ce4"/>
          <table:table-cell/>
        </table:table-row>
        <table:table-row>
          <table:table-cell office:value-type="string" office:string-value="BezierClose.png" table:style-name="ce2">
            <text:p>BezierClose.png</text:p>
          </table:table-cell>
          <table:table-cell table:style-name="ce4"/>
          <table:table-cell/>
        </table:table-row>
        <table:table-row>
          <table:table-cell office:value-type="string" office:string-value="beziertool.png" table:style-name="ce2">
            <text:p>beziertool.png</text:p>
          </table:table-cell>
          <table:table-cell table:style-name="ce4"/>
          <table:table-cell/>
        </table:table-row>
        <table:table-row>
          <table:table-cell office:value-type="string" office:string-value="beziertool16.png" table:style-name="ce2">
            <text:p>beziertool16.png</text:p>
          </table:table-cell>
          <table:table-cell table:style-name="ce4"/>
          <table:table-cell/>
        </table:table-row>
        <table:table-row>
          <table:table-cell office:value-type="string" office:string-value="blend.png" table:style-name="ce2">
            <text:p>blend.png</text:p>
          </table:table-cell>
          <table:table-cell table:style-name="ce4"/>
          <table:table-cell/>
        </table:table-row>
        <table:table-row>
          <table:table-cell office:value-type="string" office:string-value="ButtCap.png" table:style-name="ce2">
            <text:p>ButtCap.png</text:p>
          </table:table-cell>
          <table:table-cell table:style-name="ce4"/>
          <table:table-cell/>
          <table:table-cell/>
          <table:table-cell office:value-type="string" office:string-value="./actions/format-cap-butt.svg" table:style-name="ce15">
            <text:p>./actions/format-cap-butt.svg</text:p>
          </table:table-cell>
          <table:table-cell/>
        </table:table-row>
        <table:table-row>
          <table:table-cell office:value-type="string" office:string-value="charset.png" table:style-name="ce2">
            <text:p>charset.png</text:p>
          </table:table-cell>
          <table:table-cell table:style-name="ce4"/>
          <table:table-cell/>
        </table:table-row>
        <table:table-row>
          <table:table-cell office:value-type="string" office:string-value="checkdoc.png" table:style-name="ce2">
            <text:p>checkdoc.png</text:p>
          </table:table-cell>
          <table:table-cell table:style-name="ce4"/>
          <table:table-cell/>
        </table:table-row>
        <table:table-row>
          <table:table-cell office:value-type="string" office:string-value="clear_right.png" table:style-name="ce2">
            <text:p>clear_right.png</text:p>
          </table:table-cell>
          <table:table-cell table:style-name="ce4"/>
          <table:table-cell/>
          <table:table-cell/>
          <table:table-cell office:value-type="string" office:string-value="./actions/edit-clear-right.svg" table:style-name="ce15">
            <text:p>./actions/edit-clear-right.svg</text:p>
          </table:table-cell>
          <table:table-cell/>
        </table:table-row>
        <table:table-row>
          <table:table-cell office:value-type="string" office:string-value="cmsOff.png" table:style-name="ce2">
            <text:p>cmsOff.png</text:p>
          </table:table-cell>
          <table:table-cell table:style-name="ce4"/>
          <table:table-cell/>
        </table:table-row>
        <table:table-row>
          <table:table-cell office:value-type="string" office:string-value="cmsOn.png" table:style-name="ce2">
            <text:p>cmsOn.png</text:p>
          </table:table-cell>
          <table:table-cell table:style-name="ce4"/>
          <table:table-cell/>
        </table:table-row>
        <table:table-row>
          <table:table-cell office:value-type="string" office:string-value="cmyk.png" table:style-name="ce2">
            <text:p>cmyk.png</text:p>
          </table:table-cell>
          <table:table-cell table:style-name="ce4"/>
          <table:table-cell/>
        </table:table-row>
        <table:table-row>
          <table:table-cell office:value-type="string" office:string-value="colorpicker.png" table:style-name="ce2">
            <text:p>colorpicker.png</text:p>
          </table:table-cell>
          <table:table-cell table:style-name="ce4"/>
          <table:table-cell/>
        </table:table-row>
        <table:table-row>
          <table:table-cell office:value-type="string" office:string-value="colorpickercursor.png" table:style-name="ce2">
            <text:p>colorpickercursor.png</text:p>
          </table:table-cell>
          <table:table-cell table:style-name="ce4"/>
          <table:table-cell/>
        </table:table-row>
        <table:table-row>
          <table:table-cell office:value-type="string" office:string-value="compfile.png" table:style-name="ce2">
            <text:p>compfile.png</text:p>
          </table:table-cell>
          <table:table-cell table:style-name="ce4"/>
          <table:table-cell/>
        </table:table-row>
        <table:table-row>
          <table:table-cell office:value-type="string" office:string-value="compfile16.png" table:style-name="ce2">
            <text:p>compfile16.png</text:p>
          </table:table-cell>
          <table:table-cell table:style-name="ce4"/>
          <table:table-cell/>
        </table:table-row>
        <table:table-row>
          <table:table-cell office:value-type="string" office:string-value="configure.png" table:style-name="ce2">
            <text:p>configure.png</text:p>
          </table:table-cell>
          <table:table-cell table:style-name="ce4"/>
          <table:table-cell/>
          <table:table-cell office:value-type="string" office:string-value="./actions/configure.svg" table:style-name="ce15">
            <text:p>./actions/configure.svg</text:p>
          </table:table-cell>
          <table:table-cell/>
        </table:table-row>
        <table:table-row table:number-rows-repeated="2">
          <table:table-cell office:value-type="string" office:string-value="Corner.xpm" table:style-name="ce2">
            <text:p>Corner.xpm</text:p>
          </table:table-cell>
          <table:table-cell table:style-name="ce4"/>
          <table:table-cell/>
        </table:table-row>
        <table:table-row>
          <table:table-cell office:value-type="string" office:string-value="crop.png" table:style-name="ce2">
            <text:p>crop.png</text:p>
          </table:table-cell>
          <table:table-cell table:style-name="ce4"/>
          <table:table-cell/>
        </table:table-row>
        <table:table-row>
          <table:table-cell office:value-type="string" office:string-value="curve.png" table:style-name="ce2">
            <text:p>curve.png</text:p>
          </table:table-cell>
          <table:table-cell table:style-name="ce4"/>
          <table:table-cell/>
        </table:table-row>
        <table:table-row>
          <table:table-cell office:value-type="string" office:string-value="curvebezier.png" table:style-name="ce2">
            <text:p>curvebezier.png</text:p>
          </table:table-cell>
          <table:table-cell table:style-name="ce4"/>
          <table:table-cell/>
        </table:table-row>
        <table:table-row>
          <table:table-cell office:value-type="string" office:string-value="curvelinear.png" table:style-name="ce2">
            <text:p>curvelinear.png</text:p>
          </table:table-cell>
          <table:table-cell table:style-name="ce4"/>
          <table:table-cell/>
        </table:table-row>
        <table:table-row>
          <table:table-cell office:value-type="string" office:string-value="Deletelayer.png" table:style-name="ce2">
            <text:p>Deletelayer.png</text:p>
          </table:table-cell>
          <table:table-cell table:style-name="ce4"/>
          <table:table-cell/>
        </table:table-row>
        <table:table-row>
          <table:table-cell office:value-type="string" office:string-value="DeleteNode.png" table:style-name="ce2">
            <text:p>DeleteNode.png</text:p>
          </table:table-cell>
          <table:table-cell table:style-name="ce4"/>
          <table:table-cell/>
        </table:table-row>
        <table:table-row>
          <table:table-cell office:value-type="string" office:string-value="DelPoint.png" table:style-name="ce2">
            <text:p>DelPoint.png</text:p>
          </table:table-cell>
          <table:table-cell table:style-name="ce4"/>
          <table:table-cell/>
        </table:table-row>
        <table:table-row>
          <table:table-cell office:value-type="string" office:string-value="dist.png" table:style-name="ce2">
            <text:p>dist.png</text:p>
          </table:table-cell>
          <table:table-cell table:style-name="ce4"/>
          <table:table-cell/>
        </table:table-row>
        <table:table-row>
          <table:table-cell office:value-type="string" office:string-value="dist22.png" table:style-name="ce2">
            <text:p>dist22.png</text:p>
          </table:table-cell>
          <table:table-cell table:style-name="ce4"/>
          <table:table-cell/>
        </table:table-row>
        <table:table-row>
          <table:table-cell office:value-type="string" office:string-value="doc.png" table:style-name="ce2">
            <text:p>doc.png</text:p>
          </table:table-cell>
          <table:table-cell table:style-name="ce4"/>
          <table:table-cell/>
        </table:table-row>
        <table:table-row>
          <table:table-cell office:value-type="string" office:string-value="docattributes.png" table:style-name="ce2">
            <text:p>docattributes.png</text:p>
          </table:table-cell>
          <table:table-cell table:style-name="ce4"/>
          <table:table-cell/>
        </table:table-row>
        <table:table-row>
          <table:table-cell office:value-type="string" office:string-value="document2.png" table:style-name="ce2">
            <text:p>document2.png</text:p>
          </table:table-cell>
          <table:table-cell office:value-type="string" office:string-value="./mimetypes/x-office-document.svg" table:style-name="ce14">
            <text:p>./mimetypes/x-office-document.svg</text:p>
          </table:table-cell>
          <table:table-cell/>
        </table:table-row>
        <table:table-row>
          <table:table-cell office:value-type="string" office:string-value="documentinfo.png" table:style-name="ce2">
            <text:p>documentinfo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ocumentinfo32.png" table:style-name="ce2">
            <text:p>documentinfo32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ragPix.xpm" table:style-name="ce2">
            <text:p>DragPix.xpm</text:p>
          </table:table-cell>
          <table:table-cell table:style-name="ce4"/>
          <table:table-cell/>
        </table:table-row>
        <table:table-row>
          <table:table-cell office:value-type="string" office:string-value="DrawFrame.xpm" table:style-name="ce2">
            <text:p>DrawFrame.xpm</text:p>
          </table:table-cell>
          <table:table-cell table:style-name="ce4"/>
          <table:table-cell/>
        </table:table-row>
        <table:table-row>
          <table:table-cell office:value-type="string" office:string-value="ellipsis.png" table:style-name="ce2">
            <text:p>ellipsis.png</text:p>
          </table:table-cell>
          <table:table-cell table:style-name="ce4"/>
          <table:table-cell/>
        </table:table-row>
        <table:table-row>
          <table:table-cell office:value-type="string" office:string-value="exit.png" table:style-name="ce2">
            <text:p>exit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it22.png" table:style-name="ce2">
            <text:p>exit22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pand.png" table:style-name="ce2">
            <text:p>expand.png</text:p>
          </table:table-cell>
          <table:table-cell table:style-name="ce4"/>
          <table:table-cell/>
        </table:table-row>
        <table:table-row>
          <table:table-cell office:value-type="string" office:string-value="externaltools.png" table:style-name="ce2">
            <text:p>externaltools.png</text:p>
          </table:table-cell>
          <table:table-cell office:value-type="string" office:string-value="./mimetypes/application-x-executable.svg" table:style-name="ce14">
            <text:p>./mimetypes/application-x-executable.svg</text:p>
          </table:table-cell>
          <table:table-cell/>
        </table:table-row>
        <table:table-row>
          <table:table-cell office:value-type="string" office:string-value="find.png" table:style-name="ce2">
            <text:p>find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nd16.png" table:style-name="ce2">
            <text:p>find16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rstline.png" table:style-name="ce2">
            <text:p>firstline.png</text:p>
          </table:table-cell>
          <table:table-cell table:style-name="ce4"/>
          <table:table-cell/>
        </table:table-row>
        <table:table-row>
          <table:table-cell office:value-type="string" office:string-value="flow-bounding.png" table:style-name="ce2">
            <text:p>flow-bounding.png</text:p>
          </table:table-cell>
          <table:table-cell table:style-name="ce4"/>
          <table:table-cell/>
          <table:table-cell/>
          <table:table-cell office:value-type="string" office:string-value="./actions/format-flow-bounding.svg" table:style-name="ce15">
            <text:p>./actions/format-flow-bounding.svg</text:p>
          </table:table-cell>
          <table:table-cell/>
        </table:table-row>
        <table:table-row>
          <table:table-cell office:value-type="string" office:string-value="flow-contour.png" table:style-name="ce2">
            <text:p>flow-contour.png</text:p>
          </table:table-cell>
          <table:table-cell table:style-name="ce4"/>
          <table:table-cell/>
          <table:table-cell/>
          <table:table-cell office:value-type="string" office:string-value="./actions/format-flow-contour.svg" table:style-name="ce15">
            <text:p>./actions/format-flow-contour.svg</text:p>
          </table:table-cell>
          <table:table-cell/>
        </table:table-row>
        <table:table-row>
          <table:table-cell office:value-type="string" office:string-value="flow-frame.png" table:style-name="ce2">
            <text:p>flow-frame.png</text:p>
          </table:table-cell>
          <table:table-cell table:style-name="ce4"/>
          <table:table-cell/>
          <table:table-cell/>
          <table:table-cell office:value-type="string" office:string-value="./actions/format-flow-frame.svg" table:style-name="ce15">
            <text:p>./actions/format-flow-frame.svg</text:p>
          </table:table-cell>
          <table:table-cell/>
        </table:table-row>
        <table:table-row>
          <table:table-cell office:value-type="string" office:string-value="flow-none.png" table:style-name="ce2">
            <text:p>flow-none.png</text:p>
          </table:table-cell>
          <table:table-cell table:style-name="ce4"/>
          <table:table-cell/>
          <table:table-cell/>
          <table:table-cell office:value-type="string" office:string-value="./actions/format-flow-none.svg" table:style-name="ce15">
            <text:p>./actions/format-flow-none.svg</text:p>
          </table:table-cell>
          <table:table-cell/>
        </table:table-row>
        <table:table-row>
          <table:table-cell office:value-type="string" office:string-value="font_otf.png" table:style-name="ce2">
            <text:p>font_otf.png</text:p>
          </table:table-cell>
          <table:table-cell office:value-type="string" office:string-value="./mimetypes/application-x-font-otf.svg" table:style-name="ce14">
            <text:p>./mimetypes/application-x-font-otf.svg</text:p>
          </table:table-cell>
          <table:table-cell/>
        </table:table-row>
        <table:table-row>
          <table:table-cell office:value-type="string" office:string-value="font_otf16.png" table:style-name="ce2">
            <text:p>font_otf16.png</text:p>
          </table:table-cell>
          <table:table-cell table:style-name="ce4"/>
          <table:table-cell/>
        </table:table-row>
        <table:table-row>
          <table:table-cell office:value-type="string" office:string-value="font_subst16.png" table:style-name="ce2">
            <text:p>font_subst16.png</text:p>
          </table:table-cell>
          <table:table-cell office:value-type="string" office:string-value="./mimetypes/application-x-font-snf.svg" table:style-name="ce14">
            <text:p>./mimetypes/application-x-font-snf.svg</text:p>
          </table:table-cell>
          <table:table-cell/>
        </table:table-row>
        <table:table-row>
          <table:table-cell office:value-type="string" office:string-value="font_truetype.png" table:style-name="ce2">
            <text:p>font_truetype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ruetype16.png" table:style-name="ce2">
            <text:p>font_truetype16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ype1_16.png" table:style-name="ce2">
            <text:p>font_type1_16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_type1.png" table:style-name="ce2">
            <text:p>font_type1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.png" table:style-name="ce2">
            <text:p>font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ramenoresize.png" table:style-name="ce2">
            <text:p>framenoresize.png</text:p>
          </table:table-cell>
          <table:table-cell table:style-name="ce4"/>
          <table:table-cell/>
        </table:table-row>
        <table:table-row>
          <table:table-cell office:value-type="string" office:string-value="frameresize.png" table:style-name="ce2">
            <text:p>frameresize.png</text:p>
          </table:table-cell>
          <table:table-cell table:style-name="ce4"/>
          <table:table-cell/>
        </table:table-row>
        <table:table-row>
          <table:table-cell office:value-type="string" office:string-value="goto.png" table:style-name="ce2">
            <text:p>goto.png</text:p>
          </table:table-cell>
          <table:table-cell table:style-name="ce4"/>
          <table:table-cell/>
        </table:table-row>
        <table:table-row>
          <table:table-cell office:value-type="string" office:string-value="group.png" table:style-name="ce2">
            <text:p>group.png</text:p>
          </table:table-cell>
          <table:table-cell table:style-name="ce4"/>
          <table:table-cell/>
        </table:table-row>
        <table:table-row>
          <table:table-cell office:value-type="string" office:string-value="guides.png" table:style-name="ce2">
            <text:p>guides.png</text:p>
          </table:table-cell>
          <table:table-cell table:style-name="ce4"/>
          <table:table-cell/>
        </table:table-row>
        <table:table-row table:style-name="ro3">
          <table:table-cell office:value-type="string" office:string-value="hmirror.png" table:style-name="ce2">
            <text:p>hmirror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>
          <table:table-cell office:value-type="string" office:string-value="hyphenate.png" table:style-name="ce2">
            <text:p>hyphenate.png</text:p>
          </table:table-cell>
          <table:table-cell table:style-name="ce4"/>
          <table:table-cell/>
        </table:table-row>
        <table:table-row>
          <table:table-cell office:value-type="string" office:string-value="invert.png" table:style-name="ce2">
            <text:p>invert.png</text:p>
          </table:table-cell>
          <table:table-cell table:style-name="ce4"/>
          <table:table-cell/>
        </table:table-row>
        <table:table-row>
          <table:table-cell office:value-type="string" office:string-value="irreg.png" table:style-name="ce2">
            <text:p>irreg.png</text:p>
          </table:table-cell>
          <table:table-cell table:style-name="ce4"/>
          <table:table-cell/>
        </table:table-row>
        <table:table-row table:style-name="ro3">
          <table:table-cell office:value-type="string" office:string-value="Kapital.xpm" table:style-name="ce2">
            <text:p>Kapital.xpm</text:p>
          </table:table-cell>
          <table:table-cell table:style-name="ce4"/>
          <table:table-cell/>
          <table:table-cell/>
          <table:table-cell office:value-type="string" office:string-value="./actions/format-text-capital.svg" table:style-name="ce16">
            <text:p>./actions/format-text-capital.svg</text:p>
          </table:table-cell>
          <table:table-cell/>
        </table:table-row>
        <table:table-row>
          <table:table-cell office:value-type="string" office:string-value="key_bindings.png" table:style-name="ce2">
            <text:p>key_bindings.png</text:p>
          </table:table-cell>
          <table:table-cell table:style-name="ce4"/>
          <table:table-cell/>
        </table:table-row>
        <table:table-row>
          <table:table-cell office:value-type="string" office:string-value="launch.png" table:style-name="ce2">
            <text:p>launch.png</text:p>
          </table:table-cell>
          <table:table-cell table:style-name="ce4"/>
          <table:table-cell/>
        </table:table-row>
        <table:table-row>
          <table:table-cell office:value-type="string" office:string-value="launch16.png" table:style-name="ce2">
            <text:p>launch16.png</text:p>
          </table:table-cell>
          <table:table-cell table:style-name="ce4"/>
          <table:table-cell/>
        </table:table-row>
        <table:table-row>
          <table:table-cell office:value-type="string" office:string-value="layer-outline.png" table:style-name="ce2">
            <text:p>layer-outline.png</text:p>
          </table:table-cell>
          <table:table-cell table:style-name="ce4"/>
          <table:table-cell/>
        </table:table-row>
        <table:table-row>
          <table:table-cell office:value-type="string" office:string-value="leftindent.png" table:style-name="ce2">
            <text:p>leftindent.png</text:p>
          </table:table-cell>
          <table:table-cell table:style-name="ce18"/>
          <table:table-cell/>
          <table:table-cell/>
          <table:table-cell office:value-type="string" office:string-value="./actions/format-indent-left.svg" table:style-name="ce15">
            <text:p>./actions/format-indent-left.svg</text:p>
          </table:table-cell>
          <table:table-cell/>
        </table:table-row>
        <table:table-row>
          <table:table-cell office:value-type="string" office:string-value="linespacing.png" table:style-name="ce2">
            <text:p>linespacing.png</text:p>
          </table:table-cell>
          <table:table-cell table:style-name="ce4"/>
          <table:table-cell/>
        </table:table-row>
        <table:table-row>
          <table:table-cell office:value-type="string" office:string-value="linespacing2.png" table:style-name="ce2">
            <text:p>linespacing2.png</text:p>
          </table:table-cell>
          <table:table-cell table:style-name="ce4"/>
          <table:table-cell/>
        </table:table-row>
        <table:table-row>
          <table:table-cell office:value-type="string" office:string-value="locked.png" table:style-name="ce2">
            <text:p>locked.png</text:p>
          </table:table-cell>
          <table:table-cell table:style-name="ce4"/>
          <table:table-cell/>
          <table:table-cell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lower-to-bottom.png" table:style-name="ce2">
            <text:p>lower-to-bottom.png</text:p>
          </table:table-cell>
          <table:table-cell table:style-name="ce4"/>
          <table:table-cell/>
        </table:table-row>
        <table:table-row>
          <table:table-cell office:value-type="string" office:string-value="lower.png" table:style-name="ce2">
            <text:p>lower.png</text:p>
          </table:table-cell>
          <table:table-cell table:style-name="ce4"/>
          <table:table-cell/>
        </table:table-row>
        <table:table-row>
          <table:table-cell office:value-type="string" office:string-value="Lupe.xpm" table:style-name="ce2">
            <text:p>Lupe.xpm</text:p>
          </table:table-cell>
          <table:table-cell table:style-name="ce4"/>
          <table:table-cell/>
        </table:table-row>
        <table:table-row>
          <table:table-cell office:value-type="string" office:string-value="LupeZ.xpm" table:style-name="ce2">
            <text:p>LupeZ.xpm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LupeZm.xpm" table:style-name="ce2">
            <text:p>LupeZm.xpm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>
          <table:table-cell office:value-type="string" office:string-value="misc.png" table:style-name="ce2">
            <text:p>misc.png</text:p>
          </table:table-cell>
          <table:table-cell table:style-name="ce4"/>
          <table:table-cell/>
        </table:table-row>
        <table:table-row>
          <table:table-cell office:value-type="string" office:string-value="MiterJoin.png" table:style-name="ce2">
            <text:p>MiterJoin.png</text:p>
          </table:table-cell>
          <table:table-cell table:style-name="ce4"/>
          <table:table-cell/>
        </table:table-row>
        <table:table-row>
          <table:table-cell office:value-type="string" office:string-value="MoveAsym.png" table:style-name="ce2">
            <text:p>MoveAsym.png</text:p>
          </table:table-cell>
          <table:table-cell table:style-name="ce4"/>
          <table:table-cell/>
        </table:table-row>
        <table:table-row>
          <table:table-cell office:value-type="string" office:string-value="MoveKontrol.png" table:style-name="ce2">
            <text:p>MoveKontrol.png</text:p>
          </table:table-cell>
          <table:table-cell table:style-name="ce4"/>
          <table:table-cell/>
        </table:table-row>
        <table:table-row>
          <table:table-cell office:value-type="string" office:string-value="MoveNode.png" table:style-name="ce2">
            <text:p>MoveNode.png</text:p>
          </table:table-cell>
          <table:table-cell table:style-name="ce4"/>
          <table:table-cell/>
        </table:table-row>
        <table:table-row>
          <table:table-cell office:value-type="string" office:string-value="mover.png" table:style-name="ce2">
            <text:p>mover.png</text:p>
          </table:table-cell>
          <table:table-cell table:style-name="ce4"/>
          <table:table-cell/>
        </table:table-row>
        <table:table-row>
          <table:table-cell office:value-type="string" office:string-value="MoveSym.png" table:style-name="ce2">
            <text:p>MoveSym.png</text:p>
          </table:table-cell>
          <table:table-cell table:style-name="ce4"/>
          <table:table-cell/>
        </table:table-row>
        <table:table-row>
          <table:table-cell office:value-type="string" office:string-value="noicon.xpm" table:style-name="ce2">
            <text:p>noicon.xpm</text:p>
          </table:table-cell>
          <table:table-cell table:style-name="ce4"/>
          <table:table-cell/>
        </table:table-row>
        <table:table-row>
          <table:table-cell office:value-type="string" office:string-value="NoPrint.png" table:style-name="ce2">
            <text:p>NoPrint.png</text:p>
          </table:table-cell>
          <table:table-cell table:style-name="ce4"/>
          <table:table-cell/>
        </table:table-row>
        <table:table-row>
          <table:table-cell office:value-type="string" office:string-value="ok.png" table:style-name="ce2">
            <text:p>ok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k22.png" table:style-name="ce2">
            <text:p>ok22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oo_draw.png" table:style-name="ce2">
            <text:p>ooo_draw.png</text:p>
          </table:table-cell>
          <table:table-cell table:style-name="ce4"/>
          <table:table-cell/>
          <table:table-cell office:value-type="string" office:string-value="./mimetypes/application-vnd.oasis.opendocument.graphics.svg" table:style-name="ce15">
            <text:p>./mimetypes/application-vnd.oasis.opendocument.graphics.svg</text:p>
          </table:table-cell>
          <table:table-cell/>
        </table:table-row>
        <table:table-row>
          <table:table-cell office:value-type="string" office:string-value="ooo_writer.png" table:style-name="ce2">
            <text:p>ooo_writer.png</text:p>
          </table:table-cell>
          <table:table-cell table:style-name="ce18"/>
          <table:table-cell/>
          <table:table-cell office:value-type="string" office:string-value="./mimetypes/application-vnd.oasis.opendocument.text.svg" table:style-name="ce15">
            <text:p>./mimetypes/application-vnd.oasis.opendocument.text.svg</text:p>
          </table:table-cell>
          <table:table-cell/>
        </table:table-row>
        <table:table-row>
          <table:table-cell office:value-type="string" office:string-value="outlined.png" table:style-name="ce2">
            <text:p>outlined.png</text:p>
          </table:table-cell>
          <table:table-cell table:style-name="ce4"/>
          <table:table-cell/>
        </table:table-row>
        <table:table-row>
          <table:table-cell office:value-type="string" office:string-value="pdf.png" table:style-name="ce2">
            <text:p>pdf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penciladd.png" table:style-name="ce2">
            <text:p>penciladd.png</text:p>
          </table:table-cell>
          <table:table-cell table:style-name="ce4"/>
          <table:table-cell/>
        </table:table-row>
        <table:table-row>
          <table:table-cell office:value-type="string" office:string-value="pencilsub.png" table:style-name="ce2">
            <text:p>pencilsub.png</text:p>
          </table:table-cell>
          <table:table-cell table:style-name="ce4"/>
          <table:table-cell/>
        </table:table-row>
        <table:table-row>
          <table:table-cell office:value-type="string" office:string-value="plugins.png" table:style-name="ce2">
            <text:p>plugins.png</text:p>
          </table:table-cell>
          <table:table-cell table:style-name="ce4"/>
          <table:table-cell/>
        </table:table-row>
        <table:table-row>
          <table:table-cell office:value-type="string" office:string-value="PolyCut.png" table:style-name="ce2">
            <text:p>PolyCut.png</text:p>
          </table:table-cell>
          <table:table-cell table:style-name="ce4"/>
          <table:table-cell/>
        </table:table-row>
        <table:table-row>
          <table:table-cell office:value-type="string" office:string-value="postscript.png" table:style-name="ce2">
            <text:p>postscript.png</text:p>
          </table:table-cell>
          <table:table-cell table:style-name="ce4"/>
          <table:table-cell/>
          <table:table-cell/>
          <table:table-cell office:value-type="string" office:string-value="./mimetypes/application-x-postscript.svg" table:style-name="ce15">
            <text:p>./mimetypes/application-x-postscript.svg</text:p>
          </table:table-cell>
          <table:table-cell/>
        </table:table-row>
        <table:table-row>
          <table:table-cell office:value-type="string" office:string-value="previewOff.png" table:style-name="ce2">
            <text:p>previewOff.png</text:p>
          </table:table-cell>
          <table:table-cell table:style-name="ce4"/>
          <table:table-cell/>
        </table:table-row>
        <table:table-row>
          <table:table-cell office:value-type="string" office:string-value="previewOn.png" table:style-name="ce2">
            <text:p>previewOn.png</text:p>
          </table:table-cell>
          <table:table-cell table:style-name="ce4"/>
          <table:table-cell/>
        </table:table-row>
        <table:table-row>
          <table:table-cell office:value-type="string" office:string-value="printer.png" table:style-name="ce2">
            <text:p>printer.png</text:p>
          </table:table-cell>
          <table:table-cell office:value-type="string" office:string-value="./devices/printer.svg" table:style-name="ce14">
            <text:p>./devices/printer.svg</text:p>
          </table:table-cell>
          <table:table-cell/>
        </table:table-row>
        <table:table-row>
          <table:table-cell office:value-type="string" office:string-value="python.png" table:style-name="ce2">
            <text:p>python.png</text:p>
          </table:table-cell>
          <table:table-cell table:style-name="ce4"/>
          <table:table-cell/>
          <table:table-cell office:value-type="string" office:string-value="./mimetypes/application-x-python.svg" table:style-name="ce15">
            <text:p>./mimetypes/application-x-python.svg</text:p>
          </table:table-cell>
          <table:table-cell/>
        </table:table-row>
        <table:table-row>
          <table:table-cell office:value-type="string" office:string-value="raise-to-top.png" table:style-name="ce2">
            <text:p>raise-to-top.png</text:p>
          </table:table-cell>
          <table:table-cell table:style-name="ce4"/>
          <table:table-cell/>
        </table:table-row>
        <table:table-row>
          <table:table-cell office:value-type="string" office:string-value="raise.png" table:style-name="ce2">
            <text:p>raise.png</text:p>
          </table:table-cell>
          <table:table-cell table:style-name="ce4"/>
          <table:table-cell/>
        </table:table-row>
        <table:table-row>
          <table:table-cell office:value-type="string" office:string-value="register.png" table:style-name="ce2">
            <text:p>register.png</text:p>
          </table:table-cell>
          <table:table-cell table:style-name="ce4"/>
          <table:table-cell/>
        </table:table-row>
        <table:table-row>
          <table:table-cell office:value-type="string" office:string-value="reload.png" table:style-name="ce2">
            <text:p>reload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load16.png" table:style-name="ce2">
            <text:p>reload16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set1Node.png" table:style-name="ce2">
            <text:p>Reset1Node.png</text:p>
          </table:table-cell>
          <table:table-cell table:style-name="ce4"/>
          <table:table-cell/>
        </table:table-row>
        <table:table-row>
          <table:table-cell office:value-type="string" office:string-value="ResetNode.png" table:style-name="ce2">
            <text:p>ResetNode.png</text:p>
          </table:table-cell>
          <table:table-cell table:style-name="ce4"/>
          <table:table-cell/>
        </table:table-row>
        <table:table-row>
          <table:table-cell office:value-type="string" office:string-value="Revers.png" table:style-name="ce2">
            <text:p>Revers.png</text:p>
          </table:table-cell>
          <table:table-cell table:style-name="ce4"/>
          <table:table-cell/>
          <table:table-cell/>
          <table:table-cell office:value-type="string" office:string-value="./actions/format-text-reverse.svg" table:style-name="ce15">
            <text:p>./actions/format-text-reverse.svg</text:p>
          </table:table-cell>
          <table:table-cell/>
        </table:table-row>
        <table:table-row>
          <table:table-cell office:value-type="string" office:string-value="revert.png" table:style-name="ce2">
            <text:p>revert.png</text:p>
          </table:table-cell>
          <table:table-cell office:value-type="string" office:string-value="./actions/document-revert.svg" table:style-name="ce14">
            <text:p>./actions/document-revert.svg</text:p>
          </table:table-cell>
          <table:table-cell/>
        </table:table-row>
        <table:table-row>
          <table:table-cell office:value-type="string" office:string-value="rgb.png" table:style-name="ce2">
            <text:p>rgb.png</text:p>
          </table:table-cell>
          <table:table-cell table:style-name="ce4"/>
          <table:table-cell/>
        </table:table-row>
        <table:table-row>
          <table:table-cell office:value-type="string" office:string-value="rightindent.png" table:style-name="ce2">
            <text:p>rightindent.png</text:p>
          </table:table-cell>
          <table:table-cell table:style-name="ce4"/>
          <table:table-cell/>
          <table:table-cell/>
          <table:table-cell office:value-type="string" office:string-value="./actions/format-indent-right.svg" table:style-name="ce15">
            <text:p>./actions/format-indent-right.svg</text:p>
          </table:table-cell>
          <table:table-cell/>
        </table:table-row>
        <table:table-row>
          <table:table-cell office:value-type="string" office:string-value="rotate_ccw.png" table:style-name="ce2">
            <text:p>rotate_ccw.png</text:p>
          </table:table-cell>
          <table:table-cell office:value-type="string" office:string-value="./actions/object-rotate-left.svg" table:style-name="ce14">
            <text:p>./actions/object-rotate-left.svg</text:p>
          </table:table-cell>
          <table:table-cell/>
        </table:table-row>
        <table:table-row>
          <table:table-cell office:value-type="string" office:string-value="rotate_cw.png" table:style-name="ce2">
            <text:p>rotate_cw.png</text:p>
          </table:table-cell>
          <table:table-cell office:value-type="string" office:string-value="./actions/object-rotate-right.svg" table:style-name="ce14">
            <text:p>./actions/object-rotate-right.svg</text:p>
          </table:table-cell>
          <table:table-cell/>
        </table:table-row>
        <table:table-row>
          <table:table-cell office:value-type="string" office:string-value="Rotieren2.png" table:style-name="ce2">
            <text:p>Rotieren2.png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tieren2.xpm" table:style-name="ce2">
            <text:p>Rotieren2.xpm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undCap.png" table:style-name="ce2">
            <text:p>RoundCap.png</text:p>
          </table:table-cell>
          <table:table-cell table:style-name="ce4"/>
          <table:table-cell/>
          <table:table-cell/>
          <table:table-cell office:value-type="string" office:string-value="./actions/format-cap-round.svg" table:style-name="ce15">
            <text:p>./actions/format-cap-round.svg</text:p>
          </table:table-cell>
          <table:table-cell/>
        </table:table-row>
        <table:table-row>
          <table:table-cell office:value-type="string" office:string-value="RoundJoin.png" table:style-name="ce2">
            <text:p>RoundJoin.png</text:p>
          </table:table-cell>
          <table:table-cell table:style-name="ce4"/>
          <table:table-cell/>
          <table:table-cell/>
          <table:table-cell office:value-type="string" office:string-value="./actions/format-join-round.svg" table:style-name="ce15">
            <text:p>./actions/format-join-round.svg</text:p>
          </table:table-cell>
          <table:table-cell/>
        </table:table-row>
        <table:table-row>
          <table:table-cell office:value-type="string" office:string-value="scrap.png" table:style-name="ce2">
            <text:p>scrap.png</text:p>
          </table:table-cell>
          <table:table-cell table:style-name="ce4"/>
          <table:table-cell/>
        </table:table-row>
        <table:table-row>
          <table:table-cell office:value-type="string" office:string-value="screen.png" table:style-name="ce2">
            <text:p>screen.png</text:p>
          </table:table-cell>
          <table:table-cell office:value-type="string" office:string-value="./devices/screen.svg" table:style-name="ce14">
            <text:p>./devices/screen.svg</text:p>
          </table:table-cell>
          <table:table-cell/>
        </table:table-row>
        <table:table-row>
          <table:table-cell office:value-type="string" office:string-value="scribus_logo.png" table:style-name="ce2">
            <text:p>scribus_logo.png</text:p>
          </table:table-cell>
          <table:table-cell table:style-name="ce4"/>
          <table:table-cell/>
        </table:table-row>
        <table:table-row>
          <table:table-cell office:value-type="string" office:string-value="scribusdoc.png" table:style-name="ce2">
            <text:p>scribusdoc.png</text:p>
          </table:table-cell>
          <table:table-cell table:style-name="ce4"/>
          <table:table-cell/>
          <table:table-cell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doc16.png" table:style-name="ce2">
            <text:p>scribusdoc16.png</text:p>
          </table:table-cell>
          <table:table-cell table:style-name="ce4"/>
          <table:table-cell/>
          <table:table-cell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icon.png" table:style-name="ce2">
            <text:p>scribusicon.png</text:p>
          </table:table-cell>
          <table:table-cell table:style-name="ce4"/>
          <table:table-cell/>
          <table:table-cell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shade.png" table:style-name="ce2">
            <text:p>shade.png</text:p>
          </table:table-cell>
          <table:table-cell table:style-name="ce4"/>
          <table:table-cell/>
        </table:table-row>
        <table:table-row>
          <table:table-cell office:value-type="string" office:string-value="shadow.png" table:style-name="ce2">
            <text:p>shadow.png</text:p>
          </table:table-cell>
          <table:table-cell table:style-name="ce4"/>
          <table:table-cell/>
          <table:table-cell/>
          <table:table-cell office:value-type="string" office:string-value="./actions/format-text-shadow.svg" table:style-name="ce15">
            <text:p>./actions/format-text-shadow.svg</text:p>
          </table:table-cell>
          <table:table-cell/>
        </table:table-row>
        <table:table-row>
          <table:table-cell office:value-type="string" office:string-value="shortwords.png" table:style-name="ce2">
            <text:p>shortwords.png</text:p>
          </table:table-cell>
          <table:table-cell table:style-name="ce4"/>
          <table:table-cell/>
        </table:table-row>
        <table:table-row>
          <table:table-cell office:value-type="string" office:string-value="Spacing.xpm" table:style-name="ce2">
            <text:p>Spacing.xpm</text:p>
          </table:table-cell>
          <table:table-cell table:style-name="ce4"/>
          <table:table-cell/>
        </table:table-row>
        <table:table-row>
          <table:table-cell office:value-type="string" office:string-value="spiral.png" table:style-name="ce2">
            <text:p>spiral.png</text:p>
          </table:table-cell>
          <table:table-cell table:style-name="ce4"/>
          <table:table-cell/>
        </table:table-row>
        <table:table-row>
          <table:table-cell office:value-type="string" office:string-value="Splash.png" table:style-name="ce2">
            <text:p>Splash.png</text:p>
          </table:table-cell>
          <table:table-cell table:style-name="ce4"/>
          <table:table-cell/>
        </table:table-row>
        <table:table-row>
          <table:table-cell office:value-type="string" office:string-value="spline.png" table:style-name="ce2">
            <text:p>spline.png</text:p>
          </table:table-cell>
          <table:table-cell table:style-name="ce4"/>
          <table:table-cell/>
        </table:table-row>
        <table:table-row>
          <table:table-cell office:value-type="string" office:string-value="spline16.png" table:style-name="ce2">
            <text:p>spline16.png</text:p>
          </table:table-cell>
          <table:table-cell table:style-name="ce4"/>
          <table:table-cell/>
        </table:table-row>
        <table:table-row>
          <table:table-cell office:value-type="string" office:string-value="Split.png" table:style-name="ce2">
            <text:p>Split.png</text:p>
          </table:table-cell>
          <table:table-cell table:style-name="ce4"/>
          <table:table-cell/>
        </table:table-row>
        <table:table-row>
          <table:table-cell office:value-type="string" office:string-value="spot.png" table:style-name="ce2">
            <text:p>spot.png</text:p>
          </table:table-cell>
          <table:table-cell table:style-name="ce4"/>
          <table:table-cell/>
        </table:table-row>
        <table:table-row>
          <table:table-cell office:value-type="string" office:string-value="SquareCap.png" table:style-name="ce2">
            <text:p>SquareCap.png</text:p>
          </table:table-cell>
          <table:table-cell table:style-name="ce4"/>
          <table:table-cell/>
          <table:table-cell/>
          <table:table-cell office:value-type="string" office:string-value="./actions/format-cap-square.svg" table:style-name="ce15">
            <text:p>./actions/format-cap-square.svg</text:p>
          </table:table-cell>
          <table:table-cell/>
        </table:table-row>
        <table:table-row>
          <table:table-cell office:value-type="string" office:string-value="Stift.xpm" table:style-name="ce2">
            <text:p>Stift.xpm</text:p>
          </table:table-cell>
          <table:table-cell table:style-name="ce4"/>
          <table:table-cell/>
        </table:table-row>
        <table:table-row>
          <table:table-cell office:value-type="string" office:string-value="Stift16.xpm" table:style-name="ce2">
            <text:p>Stift16.xpm</text:p>
          </table:table-cell>
          <table:table-cell table:style-name="ce4"/>
          <table:table-cell/>
        </table:table-row>
        <table:table-row>
          <table:table-cell office:value-type="string" office:string-value="Strike.xpm" table:style-name="ce2">
            <text:p>Strike.xpm</text:p>
          </table:table-cell>
          <table:table-cell office:value-type="string" office:string-value="./actions/format-text-strikethrough.svg" table:style-name="ce14">
            <text:p>./actions/format-text-strikethrough.svg</text:p>
          </table:table-cell>
          <table:table-cell/>
        </table:table-row>
        <table:table-row>
          <table:table-cell office:value-type="string" office:string-value="tab.png" table:style-name="ce2">
            <text:p>tab.png</text:p>
          </table:table-cell>
          <table:table-cell table:style-name="ce4"/>
          <table:table-cell/>
        </table:table-row>
        <table:table-row>
          <table:table-cell office:value-type="string" office:string-value="tabtocindex.png" table:style-name="ce2">
            <text:p>tabtocindex.png</text:p>
          </table:table-cell>
          <table:table-cell table:style-name="ce4"/>
          <table:table-cell/>
        </table:table-row>
        <table:table-row>
          <table:table-cell office:value-type="string" office:string-value="testfill.png" table:style-name="ce2">
            <text:p>testfill.png</text:p>
          </table:table-cell>
          <table:table-cell table:style-name="ce4"/>
          <table:table-cell/>
        </table:table-row>
        <table:table-row>
          <table:table-cell office:value-type="string" office:string-value="textbase.png" table:style-name="ce2">
            <text:p>textbase.png</text:p>
          </table:table-cell>
          <table:table-cell table:style-name="ce4"/>
          <table:table-cell/>
        </table:table-row>
        <table:table-row>
          <table:table-cell office:value-type="string" office:string-value="textkern.png" table:style-name="ce2">
            <text:p>textkern.png</text:p>
          </table:table-cell>
          <table:table-cell table:style-name="ce4"/>
          <table:table-cell/>
        </table:table-row>
        <table:table-row>
          <table:table-cell office:value-type="string" office:string-value="textscaleh.png" table:style-name="ce2">
            <text:p>textscaleh.png</text:p>
          </table:table-cell>
          <table:table-cell table:style-name="ce4"/>
          <table:table-cell/>
        </table:table-row>
        <table:table-row>
          <table:table-cell office:value-type="string" office:string-value="textscalev.png" table:style-name="ce2">
            <text:p>textscalev.png</text:p>
          </table:table-cell>
          <table:table-cell table:style-name="ce4"/>
          <table:table-cell/>
        </table:table-row>
        <table:table-row>
          <table:table-cell office:value-type="string" office:string-value="textview.png" table:style-name="ce2">
            <text:p>textview.png</text:p>
          </table:table-cell>
          <table:table-cell table:style-name="ce4"/>
          <table:table-cell/>
        </table:table-row>
        <table:table-row>
          <table:table-cell office:value-type="string" office:string-value="Tief.xpm" table:style-name="ce2">
            <text:p>Tief.xpm</text:p>
          </table:table-cell>
          <table:table-cell table:style-name="ce4"/>
          <table:table-cell/>
        </table:table-row>
        <table:table-row>
          <table:table-cell office:value-type="string" office:string-value="tools.png" table:style-name="ce2">
            <text:p>tools.png</text:p>
          </table:table-cell>
          <table:table-cell table:style-name="ce4"/>
          <table:table-cell/>
          <table:table-cell office:value-type="string" office:string-value="./actions/tool.svg" table:style-name="ce15">
            <text:p>./actions/tool.svg</text:p>
          </table:table-cell>
          <table:table-cell/>
        </table:table-row>
        <table:table-row>
          <table:table-cell office:value-type="string" office:string-value="trashcan.png" table:style-name="ce2">
            <text:p>trashcan.png</text:p>
          </table:table-cell>
          <table:table-cell office:value-type="string" office:string-value="./places/user-trash.svg" table:style-name="ce14">
            <text:p>./places/user-trash.svg</text:p>
          </table:table-cell>
          <table:table-cell/>
        </table:table-row>
        <table:table-row>
          <table:table-cell office:value-type="string" office:string-value="trashcan2.png" table:style-name="ce2">
            <text:p>trashcan2.png</text:p>
          </table:table-cell>
          <table:table-cell table:style-name="ce4"/>
          <table:table-cell/>
          <table:table-cell office:value-type="string" office:string-value="./places/user-trash-full.svg" table:style-name="ce15">
            <text:p>./places/user-trash-full.svg</text:p>
          </table:table-cell>
          <table:table-cell/>
        </table:table-row>
        <table:table-row>
          <table:table-cell office:value-type="string" office:string-value="triangle.png" table:style-name="ce2">
            <text:p>triangle.png</text:p>
          </table:table-cell>
          <table:table-cell table:style-name="ce4"/>
          <table:table-cell/>
        </table:table-row>
        <table:table-row>
          <table:table-cell office:value-type="string" office:string-value="txt.png" table:style-name="ce2">
            <text:p>txt.png</text:p>
          </table:table-cell>
          <table:table-cell table:style-name="ce4"/>
          <table:table-cell/>
        </table:table-row>
        <table:table-row>
          <table:table-cell office:value-type="string" office:string-value="typography.png" table:style-name="ce2">
            <text:p>typography.png</text:p>
          </table:table-cell>
          <table:table-cell table:style-name="ce4"/>
          <table:table-cell/>
        </table:table-row>
        <table:table-row>
          <table:table-cell office:value-type="string" office:string-value="u_align.png" table:style-name="ce2">
            <text:p>u_align.png</text:p>
          </table:table-cell>
          <table:table-cell table:style-name="ce4"/>
          <table:table-cell/>
        </table:table-row>
        <table:table-row>
          <table:table-cell office:value-type="string" office:string-value="u_arrow.png" table:style-name="ce2">
            <text:p>u_arrow.png</text:p>
          </table:table-cell>
          <table:table-cell table:style-name="ce4"/>
          <table:table-cell/>
        </table:table-row>
        <table:table-row>
          <table:table-cell office:value-type="string" office:string-value="u_create.png" table:style-name="ce2">
            <text:p>u_create.png</text:p>
          </table:table-cell>
          <table:table-cell table:style-name="ce4"/>
          <table:table-cell/>
          <table:table-cell office:value-type="string" office:string-value="./actions/edit-add.svg" table:style-name="ce15">
            <text:p>./actions/edit-add.svg</text:p>
          </table:table-cell>
          <table:table-cell/>
        </table:table-row>
        <table:table-row>
          <table:table-cell office:value-type="string" office:string-value="u_cut.png" table:style-name="ce2">
            <text:p>u_cut.png</text:p>
          </table:table-cell>
          <table:table-cell office:value-type="string" office:string-value="./actions/edit-cut.svg" table:style-name="ce14">
            <text:p>./actions/edit-cut.svg</text:p>
          </table:table-cell>
          <table:table-cell/>
        </table:table-row>
        <table:table-row>
          <table:table-cell office:value-type="string" office:string-value="u_delete.png" table:style-name="ce2">
            <text:p>u_delete.png</text:p>
          </table:table-cell>
          <table:table-cell table:style-name="ce4"/>
          <table:table-cell/>
          <table:table-cell/>
          <table:table-cell office:value-type="string" office:string-value="./actions/edit-remove.svg" table:style-name="ce15">
            <text:p>./actions/edit-remove.svg</text:p>
          </table:table-cell>
          <table:table-cell/>
        </table:table-row>
        <table:table-row>
          <table:table-cell office:value-type="string" office:string-value="u_disableprint.png" table:style-name="ce2">
            <text:p>u_disableprint.png</text:p>
          </table:table-cell>
          <table:table-cell table:style-name="ce4"/>
          <table:table-cell/>
        </table:table-row>
        <table:table-row>
          <table:table-cell office:value-type="string" office:string-value="u_enableprint.png" table:style-name="ce2">
            <text:p>u_enableprint.png</text:p>
          </table:table-cell>
          <table:table-cell table:style-name="ce4"/>
          <table:table-cell/>
        </table:table-row>
        <table:table-row>
          <table:table-cell office:value-type="string" office:string-value="u_eps.png" table:style-name="ce2">
            <text:p>u_eps.png</text:p>
          </table:table-cell>
          <table:table-cell table:style-name="ce4"/>
          <table:table-cell/>
        </table:table-row>
        <table:table-row>
          <table:table-cell office:value-type="string" office:string-value="u_fill.png" table:style-name="ce2">
            <text:p>u_fill.png</text:p>
          </table:table-cell>
          <table:table-cell table:style-name="ce4"/>
          <table:table-cell/>
        </table:table-row>
        <table:table-row table:style-name="ro3">
          <table:table-cell office:value-type="string" office:string-value="u_fliph.png" table:style-name="ce2">
            <text:p>u_fliph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 table:style-name="ro3">
          <table:table-cell office:value-type="string" office:string-value="u_flipv.png" table:style-name="ce2">
            <text:p>u_flipv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u_font.png" table:style-name="ce2">
            <text:p>u_font.png</text:p>
          </table:table-cell>
          <table:table-cell table:style-name="ce4"/>
          <table:table-cell/>
        </table:table-row>
        <table:table-row>
          <table:table-cell office:value-type="string" office:string-value="u_group.png" table:style-name="ce2">
            <text:p>u_group.png</text:p>
          </table:table-cell>
          <table:table-cell table:style-name="ce4"/>
          <table:table-cell/>
        </table:table-row>
        <table:table-row>
          <table:table-cell office:value-type="string" office:string-value="u_line.png" table:style-name="ce2">
            <text:p>u_line.png</text:p>
          </table:table-cell>
          <table:table-cell table:style-name="ce4"/>
          <table:table-cell/>
        </table:table-row>
        <table:table-row>
          <table:table-cell office:value-type="string" office:string-value="u_lock.png" table:style-name="ce2">
            <text:p>u_lock.png</text:p>
          </table:table-cell>
          <table:table-cell table:style-name="ce4"/>
          <table:table-cell/>
          <table:table-cell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u_margins_locked.png" table:style-name="ce2">
            <text:p>u_margins_locked.png</text:p>
          </table:table-cell>
          <table:table-cell table:style-name="ce4"/>
          <table:table-cell/>
        </table:table-row>
        <table:table-row>
          <table:table-cell office:value-type="string" office:string-value="u_margins.png" table:style-name="ce2">
            <text:p>u_margins.png</text:p>
          </table:table-cell>
          <table:table-cell table:style-name="ce4"/>
          <table:table-cell/>
        </table:table-row>
        <table:table-row>
          <table:table-cell office:value-type="string" office:string-value="u_move.png" table:style-name="ce2">
            <text:p>u_move.png</text:p>
          </table:table-cell>
          <table:table-cell table:style-name="ce4"/>
          <table:table-cell/>
        </table:table-row>
        <table:table-row>
          <table:table-cell office:value-type="string" office:string-value="u_multiple.png" table:style-name="ce2">
            <text:p>u_multiple.png</text:p>
          </table:table-cell>
          <table:table-cell table:style-name="ce4"/>
          <table:table-cell/>
        </table:table-row>
        <table:table-row>
          <table:table-cell office:value-type="string" office:string-value="u_redo.png" table:style-name="ce2">
            <text:p>u_redo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do16.png" table:style-name="ce2">
            <text:p>u_redo16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size.png" table:style-name="ce2">
            <text:p>u_resize.png</text:p>
          </table:table-cell>
          <table:table-cell table:style-name="ce4"/>
          <table:table-cell/>
        </table:table-row>
        <table:table-row>
          <table:table-cell office:value-type="string" office:string-value="u_rotate.png" table:style-name="ce2">
            <text:p>u_rotate.png</text:p>
          </table:table-cell>
          <table:table-cell table:style-name="ce4"/>
          <table:table-cell/>
        </table:table-row>
        <table:table-row>
          <table:table-cell office:value-type="string" office:string-value="u_scale_image.png" table:style-name="ce2">
            <text:p>u_scale_image.png</text:p>
          </table:table-cell>
          <table:table-cell table:style-name="ce4"/>
          <table:table-cell/>
        </table:table-row>
        <table:table-row>
          <table:table-cell office:value-type="string" office:string-value="u_shade.png" table:style-name="ce2">
            <text:p>u_shade.png</text:p>
          </table:table-cell>
          <table:table-cell table:style-name="ce4"/>
          <table:table-cell/>
        </table:table-row>
        <table:table-row>
          <table:table-cell office:value-type="string" office:string-value="u_shape.png" table:style-name="ce2">
            <text:p>u_shape.png</text:p>
          </table:table-cell>
          <table:table-cell table:style-name="ce4"/>
          <table:table-cell/>
        </table:table-row>
        <table:table-row>
          <table:table-cell office:value-type="string" office:string-value="u_svg.png" table:style-name="ce2">
            <text:p>u_svg.png</text:p>
          </table:table-cell>
          <table:table-cell table:style-name="ce4"/>
          <table:table-cell/>
        </table:table-row>
        <table:table-row>
          <table:table-cell office:value-type="string" office:string-value="u_transp.png" table:style-name="ce2">
            <text:p>u_transp.png</text:p>
          </table:table-cell>
          <table:table-cell table:style-name="ce4"/>
          <table:table-cell/>
        </table:table-row>
        <table:table-row>
          <table:table-cell office:value-type="string" office:string-value="u_undo.png" table:style-name="ce2">
            <text:p>u_undo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do16.png" table:style-name="ce2">
            <text:p>u_undo16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lock.png" table:style-name="ce2">
            <text:p>u_unlock.png</text:p>
          </table:table-cell>
          <table:table-cell table:style-name="ce4"/>
          <table:table-cell/>
          <table:table-cell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group.png" table:style-name="ce2">
            <text:p>ungroup.png</text:p>
          </table:table-cell>
          <table:table-cell table:style-name="ce4"/>
          <table:table-cell/>
        </table:table-row>
        <table:table-row>
          <table:table-cell office:value-type="string" office:string-value="unlock.png" table:style-name="ce2">
            <text:p>unlock.png</text:p>
          </table:table-cell>
          <table:table-cell table:style-name="ce4"/>
          <table:table-cell/>
          <table:table-cell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lock.xpm" table:style-name="ce2">
            <text:p>Unlock.xpm</text:p>
          </table:table-cell>
          <table:table-cell table:style-name="ce4"/>
          <table:table-cell/>
        </table:table-row>
        <table:table-row>
          <table:table-cell office:value-type="string" office:string-value="Unter.xpm" table:style-name="ce2">
            <text:p>Unter.xpm</text:p>
          </table:table-cell>
          <table:table-cell table:style-name="ce4"/>
          <table:table-cell/>
        </table:table-row>
        <table:table-row>
          <table:table-cell office:value-type="string" office:string-value="vectorgfx.png" table:style-name="ce2">
            <text:p>vectorgfx.png</text:p>
          </table:table-cell>
          <table:table-cell table:style-name="ce4"/>
          <table:table-cell/>
          <table:table-cell office:value-type="string" office:string-value="./mimetypes/vectorgfx.svg" table:style-name="ce15">
            <text:p>./mimetypes/vectorgfx.svg</text:p>
          </table:table-cell>
          <table:table-cell/>
        </table:table-row>
        <table:table-row>
          <table:table-cell office:value-type="string" office:string-value="view.png" table:style-name="ce2">
            <text:p>view.png</text:p>
          </table:table-cell>
          <table:table-cell table:style-name="ce4"/>
          <table:table-cell/>
        </table:table-row>
        <table:table-row>
          <table:table-cell office:value-type="string" office:string-value="viewmag1.png" table:style-name="ce2">
            <text:p>viewmag1.png</text:p>
          </table:table-cell>
          <table:table-cell office:value-type="string" office:string-value="./actions/zoom-original.svg" table:style-name="ce14">
            <text:p>./actions/zoom-original.svg</text:p>
          </table:table-cell>
          <table:table-cell/>
        </table:table-row>
        <table:table-row>
          <table:table-cell office:value-type="string" office:string-value="viewmagin.png" table:style-name="ce2">
            <text:p>viewmagin.png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viewmagout.png" table:style-name="ce2">
            <text:p>viewmagout.png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 table:style-name="ro3">
          <table:table-cell office:value-type="string" office:string-value="vmirror.png" table:style-name="ce2">
            <text:p>vmirror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vpl.png" table:style-name="ce2">
            <text:p>vpl.png</text:p>
          </table:table-cell>
          <table:table-cell table:style-name="ce4"/>
          <table:table-cell/>
        </table:table-row>
        <table:table-row>
          <table:table-cell office:value-type="string" office:string-value="Winkel.xpm" table:style-name="ce2">
            <text:p>Winkel.xpm</text:p>
          </table:table-cell>
          <table:table-cell table:style-name="ce4"/>
          <table:table-cell/>
        </table:table-row>
        <table:table-row>
          <table:table-cell office:value-type="string" office:string-value="wizard.png" table:style-name="ce2">
            <text:p>wizard.png</text:p>
          </table:table-cell>
          <table:table-cell table:style-name="ce4"/>
          <table:table-cell/>
        </table:table-row>
        <table:table-row>
          <table:table-cell office:value-type="string" office:string-value="wordsOnly.png" table:style-name="ce2">
            <text:p>wordsOnly.png</text:p>
          </table:table-cell>
          <table:table-cell table:style-name="ce4"/>
          <table:table-cell/>
        </table:table-row>
        <table:table-row>
          <table:table-cell office:value-type="string" office:string-value="Zeichen.xpm" table:style-name="ce2">
            <text:p>Zeichen.xpm</text:p>
          </table:table-cell>
          <table:table-cell table:style-name="ce4"/>
          <table:table-cell/>
          <table:table-cell table:number-columns-repeated="2"/>
          <table:table-cell table:style-name="ce3"/>
          <table:table-cell/>
        </table:table-row>
        <table:table-row>
          <table:table-cell table:style-name="ce12"/>
          <table:table-cell table:style-name="ce4" table:number-columns-repeated="3"/>
          <table:table-cell/>
          <table:table-cell table:style-name="ce3"/>
          <table:table-cell/>
        </table:table-row>
        <table:table-row>
          <table:table-cell table:style-name="ce1"/>
          <table:table-cell table:style-name="ce4" table:number-columns-repeated="3"/>
          <table:table-cell/>
          <table:table-cell table:style-name="ce3"/>
          <table:table-cell/>
        </table:table-row>
        <table:table-row table:number-rows-repeated="28">
          <table:table-cell table:style-name="ce1"/>
          <table:table-cell table:style-name="ce4" table:number-columns-repeated="3"/>
          <table:table-cell/>
          <table:table-cell table:style-name="ce3"/>
        </table:table-row>
        <table:table-row>
          <table:table-cell table:style-name="ce1"/>
          <table:table-cell/>
          <table:table-cell/>
          <table:table-cell table:style-name="ce2" table:number-columns-repeated="4"/>
          <table:table-cell/>
        </table:table-row>
        <table:table-row table:number-rows-repeated="179">
          <table:table-cell table:style-name="ce1"/>
          <table:table-cell table:number-columns-repeated="2"/>
          <table:table-cell table:style-name="ce2" table:number-columns-repeated="4"/>
        </table:table-row>
        <table:table-row>
          <table:table-cell table:style-name="ce1"/>
          <table:table-cell/>
          <table:table-cell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Liberation Sans" fo:font-size="9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Default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Default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4</meta:editing-cycles>
    <meta:creation-date>2007-05-09T18:30:23</meta:creation-date>
    <dc:date>2007-05-27T20:18:42</dc:date>
    <dc:creator>pinheiro</dc:creator>
  </office:meta>
</office:document-meta>
</file>